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size-asian="10pt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fo:color="#0000c0"/>
    </style:style>
    <style:style style:name="T5" style:family="text">
      <style:text-properties fo:color="#00ae00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00ae00" style:font-name="Courier New" style:font-name-asian="Courier New" style:font-name-complex="Courier New"/>
    </style:style>
    <style:style style:name="T8" style:family="text">
      <style:text-properties fo:color="#00ae00" style:font-name-asian="Courier New" style:font-name-complex="Courier New"/>
    </style:style>
    <style:style style:name="T9" style:family="text">
      <style:text-properties fo:color="#557f5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a głównej stronie w panelu sidebar wyświetlmy ostatnio dodane komentarze. Dodajemy nową metodę <text:span text:style-name="T7">getLatestComments($limit = 10)</text:span> w CommentRepository.php</text:p>
      <text:p text:style-name="P1"/>
      <text:p text:style-name="P1">// src/Blogger/BlogBundle/Repository/CommentRepository.php</text:p>
      <text:p text:style-name="P1"/>
      <text:p text:style-name="P2">&lt;?php</text:p>
      <text:p text:style-name="P3"/>
      <text:p text:style-name="P5">namespace Blogger\BlogBundle\Repository;</text:p>
      <text:p text:style-name="P3"/>
      <text:p text:style-name="P3"><text:span text:style-name="T1">use </text:span><text:span text:style-name="T2">Doctrine\ORM\EntityRepository;</text:span></text:p>
      <text:p text:style-name="P3"/>
      <text:p text:style-name="P6">/**</text:p>
      <text:p text:style-name="P6"><text:s/>* CommentRepository</text:p>
      <text:p text:style-name="P6"><text:s/>*</text:p>
      <text:p text:style-name="P6"><text:s/>* This class was generated by the Doctrine ORM. Add your own custom</text:p>
      <text:p text:style-name="P6"><text:s/>* repository methods below.</text:p>
      <text:p text:style-name="P6"><text:s/>*/</text:p>
      <text:p text:style-name="P3"><text:span text:style-name="T1">class </text:span><text:span text:style-name="T2">CommentRepository </text:span><text:span text:style-name="T1">extends </text:span><text:span text:style-name="T2">EntityRepository</text:span></text:p>
      <text:p text:style-name="P5">{</text:p>
      <text:p text:style-name="P5">...</text:p>
      <text:p text:style-name="P5"><text:s text:c="4"/></text:p>
      <text:p text:style-name="P3"><text:span text:style-name="T2"><text:tab/></text:span><text:span text:style-name="T6">public function </text:span><text:span text:style-name="T5">getLatestComments($limit = 10)</text:span></text:p>
      <text:p text:style-name="P5"><text:tab/>{</text:p>
      <text:p text:style-name="P3"><text:span text:style-name="T2"><text:tab/> <text:s text:c="3"/>$qb = $this-&gt;createQueryBuilder(</text:span><text:span text:style-name="T4">'c'</text:span><text:span text:style-name="T2">)</text:span></text:p>
      <text:p text:style-name="P3"><text:span text:style-name="T2"><text:tab/> <text:s text:c="15"/>-&gt;select(</text:span><text:span text:style-name="T4">'c'</text:span><text:span text:style-name="T2">)</text:span></text:p>
      <text:p text:style-name="P3"><text:span text:style-name="T2"><text:tab/> <text:s text:c="15"/>-&gt;addOrderBy(</text:span><text:span text:style-name="T4">'c.id'</text:span><text:span text:style-name="T2">, </text:span><text:span text:style-name="T4">'DESC'</text:span><text:span text:style-name="T2">);</text:span></text:p>
      <text:p text:style-name="P5"><text:tab/></text:p>
      <text:p text:style-name="P3"><text:span text:style-name="T2"><text:tab/> <text:s text:c="3"/></text:span><text:span text:style-name="T1">if </text:span><text:span text:style-name="T2">(</text:span><text:span text:style-name="T1">false </text:span><text:span text:style-name="T2">=== is_null($limit))</text:span></text:p>
      <text:p text:style-name="P5"><text:tab/> <text:s text:c="7"/>$qb-&gt;setMaxResults($limit);</text:p>
      <text:p text:style-name="P5"><text:tab/></text:p>
      <text:p text:style-name="P3"><text:span text:style-name="T2"><text:tab/> <text:s text:c="3"/></text:span><text:span text:style-name="T1">return </text:span><text:span text:style-name="T2">$qb-&gt;getQuery()</text:span></text:p>
      <text:p text:style-name="P5"><text:tab/> <text:s text:c="13"/>-&gt;getResult();</text:p>
      <text:p text:style-name="P5"><text:tab/>}</text:p>
      <text:p text:style-name="P5"><text:s text:c="4"/></text:p>
      <text:p text:style-name="P5">}</text:p>
      <text:p text:style-name="P1"/>
      <text:p text:style-name="P1">2. Następnie aktualizujemy kontroler </text:p>
      <text:p text:style-name="P1"/>
      <text:p text:style-name="P2">&lt;?php</text:p>
      <text:p text:style-name="P7">// src/Blogger/BlogBundle/Controller/PageController.php</text:p>
      <text:p text:style-name="P3"/>
      <text:p text:style-name="P5">namespace Blogger\BlogBundle\Controller;</text:p>
      <text:p text:style-name="P3"/>
      <text:p text:style-name="P3"><text:span text:style-name="T1">use </text:span><text:span text:style-name="T2">Symfony\Bundle\FrameworkBundle\Controller\Controller;</text:span></text:p>
      <text:p text:style-name="P3"/>
      <text:p text:style-name="P7">// Import new namespaces</text:p>
      <text:p text:style-name="P3"><text:span text:style-name="T1">use </text:span><text:span text:style-name="T2">Blogger\BlogBundle\Entity\Enquiry;</text:span></text:p>
      <text:p text:style-name="P3"><text:span text:style-name="T1">use </text:span><text:span text:style-name="T2">Blogger\BlogBundle\Form\EnquiryType;</text:span></text:p>
      <text:p text:style-name="P3"/>
      <text:p text:style-name="P3"><text:span text:style-name="T1">class </text:span><text:span text:style-name="T2">PageController </text:span><text:span text:style-name="T1">extends </text:span><text:span text:style-name="T2">Controller</text:span></text:p>
      <text:p text:style-name="P5">{</text:p>
      <text:p text:style-name="P5">... </text:p>
      <text:p text:style-name="P5"><text:s text:c="4"/></text:p>
      <text:p text:style-name="P3"><text:span text:style-name="T2"><text:tab/></text:span><text:span text:style-name="T1">public function </text:span><text:span text:style-name="T2">sidebarAction()</text:span></text:p>
      <text:p text:style-name="P5"><text:tab/>{</text:p>
      <text:p text:style-name="P5"><text:tab/> <text:s text:c="3"/>$em = $this-&gt;getDoctrine()</text:p>
      <text:p text:style-name="P5"><text:tab/> <text:s text:c="14"/>-&gt;getEntityManager();</text:p>
      <text:p text:style-name="P5"><text:tab/></text:p>
      <text:p text:style-name="P3"><text:span text:style-name="T2"><text:tab/> <text:s text:c="3"/>$tags = $em-&gt;getRepository(</text:span><text:span text:style-name="T4">'BloggerBlogBundle:Blog'</text:span><text:span text:style-name="T2">)</text:span></text:p>
      <text:p text:style-name="P5"><text:tab/> <text:s text:c="14"/>-&gt;getTags();</text:p>
      <text:p text:style-name="P5"><text:tab/></text:p>
      <text:p text:style-name="P3"><text:span text:style-name="T2"><text:tab/> <text:s text:c="3"/>$tagWeights = $em-&gt;getRepository(</text:span><text:span text:style-name="T4">'BloggerBlogBundle:Blog'</text:span><text:span text:style-name="T2">)</text:span></text:p>
      <text:p text:style-name="P5"><text:tab/> <text:s text:c="20"/>-&gt;getTagWeights($tags);</text:p>
      <text:p text:style-name="P5"><text:soft-page-break/><text:tab/> <text:s text:c="20"/></text:p>
      <text:p text:style-name="P3"><text:span text:style-name="T2"><text:s text:c="8"/></text:span><text:span text:style-name="T5">$commentLimit <text:s text:c="2"/>= $this-&gt;container</text:span></text:p>
      <text:p text:style-name="P8"><text:s text:c="25"/>-&gt;getParameter('blogger_blog.comments.latest_comment_limit');</text:p>
      <text:p text:style-name="P8"><text:s text:c="25"/></text:p>
      <text:p text:style-name="P8"><text:s text:c="8"/>$latestComments = $em-&gt;getRepository('BloggerBlogBundle:Comment')</text:p>
      <text:p text:style-name="P8"><text:s text:c="25"/>-&gt;getLatestComments($commentLimit);</text:p>
      <text:p text:style-name="P5"><text:tab/></text:p>
      <text:p text:style-name="P3"><text:span text:style-name="T2"><text:tab/> <text:s text:c="3"/></text:span><text:span text:style-name="T1">return </text:span><text:span text:style-name="T2">$this-&gt;render(</text:span><text:span text:style-name="T4">'BloggerBlogBundle:Page:sidebar.html.twig'</text:span><text:span text:style-name="T2">, </text:span><text:span text:style-name="T1">array</text:span><text:span text:style-name="T2">(</text:span></text:p>
      <text:p text:style-name="P3"><text:span text:style-name="T2"><text:tab/> <text:s text:c="7"/></text:span><text:span text:style-name="T5">'latestComments' <text:s text:c="3"/>=&gt; $latestComments,</text:span></text:p>
      <text:p text:style-name="P3"><text:span text:style-name="T2"><text:tab/> <text:s text:c="7"/></text:span><text:span text:style-name="T4">'tags' </text:span><text:span text:style-name="T2">=&gt; $tagWeights,</text:span></text:p>
      <text:p text:style-name="P5"><text:tab/> <text:s text:c="3"/>));</text:p>
      <text:p text:style-name="P5"><text:tab/>}</text:p>
      <text:p text:style-name="P5"><text:tab/></text:p>
      <text:p text:style-name="P5"><text:s text:c="4"/></text:p>
      <text:p text:style-name="P4"><text:span text:style-name="T3">}</text:span></text:p>
      <text:p text:style-name="P4"><text:span text:style-name="T3"/></text:p>
      <text:p text:style-name="P11"><text:span text:style-name="T3">3. W pliku konfiguracyjnym określamy liczbę komentarzy wyświetlanych na stronie</text:span></text:p>
      <text:p text:style-name="P11"><text:span text:style-name="T3">app\config\ config.yml</text:span></text:p>
      <text:p text:style-name="P8"><text:span text:style-name="T11"/></text:p>
      <text:p text:style-name="P8">parameters:</text:p>
      <text:p text:style-name="P9"><text:span text:style-name="T11"><text:s text:c="4"/>blogger_blog.comments.latest_comment_limit: 10</text:span></text:p>
      <text:p text:style-name="P12"><text:span text:style-name="T3"/></text:p>
      <text:p text:style-name="P12"><text:span text:style-name="T3">4. Na końcu aktualizujemy szablon </text:span><text:span text:style-name="T8">sidebar.html.twig</text:span></text:p>
      <text:p text:style-name="P12"><text:span text:style-name="T3"/></text:p>
      <text:p text:style-name="P10"><text:span text:style-name="T3">{# src/Blogger/BlogBundle/Resources/views/Page/sidebar.html.twig #}</text:span></text:p>
      <text:p text:style-name="P10"><text:span text:style-name="T3"/></text:p>
      <text:p text:style-name="P10"><text:span text:style-name="T3">&lt;section class="section"&gt;</text:span></text:p>
      <text:p text:style-name="P10"><text:span text:style-name="T3"><text:s text:c="4"/>&lt;header&gt;</text:span></text:p>
      <text:p text:style-name="P10"><text:span text:style-name="T3"><text:s text:c="8"/>&lt;h3&gt;Tag Cloud&lt;/h3&gt;</text:span></text:p>
      <text:p text:style-name="P10"><text:span text:style-name="T3"><text:s text:c="4"/>&lt;/header&gt;</text:span></text:p>
      <text:p text:style-name="P10"><text:span text:style-name="T3"><text:s text:c="4"/>&lt;p class="tags"&gt;</text:span></text:p>
      <text:p text:style-name="P10"><text:span text:style-name="T3"><text:s text:c="8"/>{% for tag, weight in tags %}</text:span></text:p>
      <text:p text:style-name="P10"><text:span text:style-name="T3"><text:s text:c="12"/>&lt;span class="weight-{{ weight }}"&gt;{{ tag }}&lt;/span&gt;</text:span></text:p>
      <text:p text:style-name="P10"><text:span text:style-name="T3"><text:s text:c="8"/>{% else %}</text:span></text:p>
      <text:p text:style-name="P10"><text:span text:style-name="T3"><text:s text:c="12"/>&lt;p&gt;There are no tags&lt;/p&gt;</text:span></text:p>
      <text:p text:style-name="P10"><text:span text:style-name="T3"><text:s text:c="8"/>{% endfor %}</text:span></text:p>
      <text:p text:style-name="P10"><text:span text:style-name="T3"><text:s text:c="4"/>&lt;/p&gt;</text:span></text:p>
      <text:p text:style-name="P10"><text:span text:style-name="T3">&lt;/section&gt;</text:span></text:p>
      <text:p text:style-name="P10"><text:span text:style-name="T3"/></text:p>
      <text:p text:style-name="P10"><text:span text:style-name="T11">&lt;section class="section"&gt;</text:span></text:p>
      <text:p text:style-name="P10"><text:span text:style-name="T11"><text:s text:c="4"/>&lt;header&gt;</text:span></text:p>
      <text:p text:style-name="P10"><text:span text:style-name="T11"><text:s text:c="8"/>&lt;h3&gt;Latest Comments&lt;/h3&gt;</text:span></text:p>
      <text:p text:style-name="P10"><text:span text:style-name="T11"><text:s text:c="4"/>&lt;/header&gt;</text:span></text:p>
      <text:p text:style-name="P10"><text:span text:style-name="T11"><text:s text:c="4"/>{% for comment in latestComments %}</text:span></text:p>
      <text:p text:style-name="P10"><text:span text:style-name="T11"><text:s text:c="8"/>&lt;article class="comment"&gt;</text:span></text:p>
      <text:p text:style-name="P10"><text:span text:style-name="T11"><text:s text:c="12"/>&lt;header&gt;</text:span></text:p>
      <text:p text:style-name="P10"><text:span text:style-name="T11"><text:s text:c="16"/>&lt;p class="small"&gt;&lt;span class="highlight"&gt;{{ comment.user }}&lt;/span&gt; commented on</text:span></text:p>
      <text:p text:style-name="P10"><text:span text:style-name="T11"><text:s text:c="20"/>&lt;a href="{{ path('blogger_blog_show', { 'id': comment.blog.id }) }}#comment-{{ comment.id }}"&gt;</text:span></text:p>
      <text:p text:style-name="P10"><text:span text:style-name="T11"><text:s text:c="24"/>{{ comment.blog.title }}</text:span></text:p>
      <text:p text:style-name="P10"><text:span text:style-name="T11"><text:s text:c="20"/>&lt;/a&gt;</text:span></text:p>
      <text:p text:style-name="P10"><text:span text:style-name="T11"><text:s text:c="20"/>[&lt;em&gt;&lt;time datetime="{{ comment.created|date('c') }}"&gt;{{ comment.created|date('Y-m-d h:iA') }}&lt;/time&gt;&lt;/em&gt;]</text:span></text:p>
      <text:p text:style-name="P10"><text:span text:style-name="T11"><text:s text:c="16"/>&lt;/p&gt;</text:span></text:p>
      <text:p text:style-name="P10"><text:span text:style-name="T11"><text:s text:c="12"/>&lt;/header&gt;</text:span></text:p>
      <text:p text:style-name="P10"><text:span text:style-name="T11"><text:s text:c="12"/>&lt;p&gt;{{ comment.comment }}&lt;/p&gt;</text:span></text:p>
      <text:p text:style-name="P10"><text:span text:style-name="T11"><text:s text:c="12"/>&lt;/p&gt;</text:span></text:p>
      <text:p text:style-name="P10"><text:span text:style-name="T11"><text:s text:c="8"/>&lt;/article&gt;</text:span></text:p>
      <text:p text:style-name="P10"><text:span text:style-name="T11"><text:s text:c="4"/>{% else %}</text:span></text:p>
      <text:p text:style-name="P10"><text:span text:style-name="T11"><text:s text:c="8"/>&lt;p&gt;There are no recent comments&lt;/p&gt;</text:span></text:p>
      <text:p text:style-name="P10"><text:span text:style-name="T11"><text:s text:c="4"/>{% endfor %}</text:span></text:p>
      <text:p text:style-name="P10"><text:span text:style-name="T11">&lt;/section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6M4S</meta:editing-duration>
    <meta:editing-cycles>11</meta:editing-cycles>
    <meta:generator>OpenOffice.org/3.3$Win32 OpenOffice.org_project/330m20$Build-9567</meta:generator>
    <dc:date>2013-09-02T14:07:06.91</dc:date>
    <dc:creator>szymon idczak</dc:creator>
    <meta:document-statistic meta:table-count="0" meta:image-count="0" meta:object-count="0" meta:page-count="2" meta:paragraph-count="105" meta:word-count="256" meta:character-count="3240"/>
    <meta:user-defined meta:name="Info 1"/>
    <meta:user-defined meta:name="Info 2"/>
    <meta:user-defined meta:name="Info 3"/>
    <meta:user-defined meta:name="Info 4"/>
  </office:meta>
</office:document-meta>
</file>